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Título1" style:master-page-name="MP0" style:family="paragraph">
      <style:paragraph-properties fo:break-before="page" fo:border="0.0034in solid #000000" fo:padding="0.0138in" style:shadow="none" fo:text-align="center" fo:margin-top="0in" fo:margin-bottom="0.0395in"/>
    </style:style>
    <style:style style:name="T2" style:parent-style-name="StrongEmphasis" style:family="text">
      <style:text-properties style:font-name="Arial"/>
    </style:style>
    <style:style style:name="P3" style:parent-style-name="Textbody" style:family="paragraph">
      <style:paragraph-properties fo:margin-bottom="0.0395in" fo:line-height="100%"/>
    </style:style>
    <style:style style:name="P4" style:parent-style-name="Textbody" style:family="paragraph">
      <style:paragraph-properties fo:margin-bottom="0.0395in" fo:line-height="100%"/>
    </style:style>
    <style:style style:name="T5" style:parent-style-name="StrongEmphasis" style:family="text">
      <style:text-properties style:font-name="Arial"/>
    </style:style>
    <style:style style:name="T6" style:parent-style-name="Fonteparág.padrão" style:family="text">
      <style:text-properties style:font-name="Arial"/>
    </style:style>
    <style:style style:name="T7" style:parent-style-name="Fonteparág.padrão" style:family="text">
      <style:text-properties style:font-name="Arial"/>
    </style:style>
    <style:style style:name="P8" style:parent-style-name="Textbody" style:family="paragraph">
      <style:paragraph-properties fo:margin-bottom="0.0395in" fo:line-height="100%"/>
    </style:style>
    <style:style style:name="T9" style:parent-style-name="StrongEmphasis" style:family="text">
      <style:text-properties style:font-name="Arial"/>
    </style:style>
    <style:style style:name="T10" style:parent-style-name="Fonteparág.padrão" style:family="text">
      <style:text-properties style:font-name="Arial"/>
    </style:style>
    <style:style style:name="T11" style:parent-style-name="Fonteparág.padrão" style:family="text">
      <style:text-properties style:font-name="Arial"/>
    </style:style>
    <style:style style:name="T12" style:parent-style-name="Fonteparág.padrão" style:family="text">
      <style:text-properties style:font-name="Arial"/>
    </style:style>
    <style:style style:name="T13" style:parent-style-name="StrongEmphasis" style:family="text">
      <style:text-properties style:font-name="Arial"/>
    </style:style>
    <style:style style:name="T14" style:parent-style-name="Fonteparág.padrão" style:family="text">
      <style:text-properties style:font-name="Arial"/>
    </style:style>
    <style:style style:name="T15" style:parent-style-name="Fonteparág.padrão" style:family="text">
      <style:text-properties style:font-name="Arial"/>
    </style:style>
    <style:style style:name="T16" style:parent-style-name="Fonteparág.padrão" style:family="text">
      <style:text-properties style:font-name="Arial"/>
    </style:style>
    <style:style style:name="T17" style:parent-style-name="StrongEmphasis" style:family="text">
      <style:text-properties style:font-name="Arial"/>
    </style:style>
    <style:style style:name="T18" style:parent-style-name="Fonteparág.padrão" style:family="text">
      <style:text-properties style:font-name="Arial"/>
    </style:style>
    <style:style style:name="T19" style:parent-style-name="Fonteparág.padrão" style:family="text">
      <style:text-properties style:font-name="Arial"/>
    </style:style>
    <style:style style:name="P20" style:parent-style-name="Título2" style:family="paragraph">
      <style:paragraph-properties fo:text-align="justify" fo:margin-top="0in" fo:margin-bottom="0.0395in"/>
    </style:style>
    <style:style style:name="P21" style:parent-style-name="Título2" style:list-style-name="LFO1" style:family="paragraph">
      <style:paragraph-properties fo:text-align="justify" fo:margin-top="0in" fo:margin-bottom="0.0395in"/>
    </style:style>
    <style:style style:name="T22" style:parent-style-name="StrongEmphasis" style:family="text">
      <style:text-properties style:font-name="Arial"/>
    </style:style>
    <style:style style:name="P23" style:parent-style-name="Textbody" style:family="paragraph">
      <style:paragraph-properties fo:text-indent="0.7875in"/>
    </style:style>
    <style:style style:name="P24" style:parent-style-name="Título2" style:family="paragraph">
      <style:paragraph-properties fo:text-align="justify" fo:margin-top="0in" fo:margin-bottom="0.0395in"/>
    </style:style>
    <style:style style:name="T25" style:parent-style-name="StrongEmphasis" style:family="text">
      <style:text-properties style:font-name="Arial"/>
    </style:style>
    <style:style style:name="P26" style:parent-style-name="Título3" style:family="paragraph">
      <style:paragraph-properties fo:text-align="justify" fo:margin-top="0in" fo:margin-bottom="0.0395in"/>
    </style:style>
    <style:style style:name="T27" style:parent-style-name="StrongEmphasis" style:family="text">
      <style:text-properties style:font-name="Arial"/>
    </style:style>
    <style:style style:name="P28" style:parent-style-name="Textbody" style:list-style-name="LFO2" style:family="paragraph"/>
    <style:style style:name="T29" style:parent-style-name="Fonteparág.padrão" style:family="text">
      <style:text-properties fo:font-weight="bold" style:font-weight-asian="bold" style:font-weight-complex="bold"/>
    </style:style>
    <style:style style:name="P30" style:parent-style-name="Textbody" style:list-style-name="LFO2" style:family="paragraph"/>
    <style:style style:name="T31" style:parent-style-name="Fonteparág.padrão" style:family="text">
      <style:text-properties fo:font-weight="bold" style:font-weight-asian="bold" style:font-weight-complex="bold"/>
    </style:style>
    <style:style style:name="P32" style:parent-style-name="Textbody" style:list-style-name="LFO2" style:family="paragraph"/>
    <style:style style:name="T33" style:parent-style-name="Fonteparág.padrão" style:family="text">
      <style:text-properties fo:font-weight="bold" style:font-weight-asian="bold" style:font-weight-complex="bold"/>
    </style:style>
    <style:style style:name="P34" style:parent-style-name="Textbody" style:list-style-name="LFO2" style:family="paragraph"/>
    <style:style style:name="P35" style:parent-style-name="Textbody" style:list-style-name="LFO2" style:family="paragraph"/>
    <style:style style:name="P36" style:parent-style-name="Textbody" style:list-style-name="LFO2" style:family="paragraph"/>
    <style:style style:name="P37" style:parent-style-name="Textbody" style:list-style-name="LFO2" style:family="paragraph"/>
    <style:style style:name="P38" style:parent-style-name="Textbody" style:list-style-name="LFO2" style:family="paragraph"/>
    <style:style style:name="P39" style:parent-style-name="Textbody" style:list-style-name="LFO2" style:family="paragraph"/>
    <style:style style:name="T40" style:parent-style-name="Fonteparág.padrão" style:family="text">
      <style:text-properties fo:font-weight="bold" style:font-weight-asian="bold" style:font-weight-complex="bold"/>
    </style:style>
    <style:style style:name="P41" style:parent-style-name="Textbody" style:list-style-name="LFO2" style:family="paragraph"/>
    <style:style style:name="T42" style:parent-style-name="Fonteparág.padrão" style:family="text">
      <style:text-properties fo:font-weight="bold" style:font-weight-asian="bold" style:font-weight-complex="bold"/>
    </style:style>
    <style:style style:name="P43" style:parent-style-name="Título3" style:family="paragraph">
      <style:paragraph-properties fo:text-align="justify" fo:margin-top="0in" fo:margin-bottom="0.0395in"/>
    </style:style>
    <style:style style:name="T44" style:parent-style-name="StrongEmphasis" style:family="text">
      <style:text-properties style:font-name="Arial"/>
    </style:style>
    <style:style style:name="P45" style:parent-style-name="Textbody" style:family="paragraph">
      <style:paragraph-properties fo:margin-left="0.4923in">
        <style:tab-stops/>
      </style:paragraph-properties>
    </style:style>
    <style:style style:name="P46" style:parent-style-name="Textbody" style:list-style-name="LFO3" style:family="paragraph">
      <style:paragraph-properties fo:margin-left="0.9923in">
        <style:tab-stops>
          <style:tab-stop style:type="left" style:position="0in"/>
        </style:tab-stops>
      </style:paragraph-properties>
    </style:style>
    <style:style style:name="P47" style:parent-style-name="Textbody" style:list-style-name="LFO3" style:family="paragraph">
      <style:paragraph-properties fo:margin-left="0.9923in">
        <style:tab-stops>
          <style:tab-stop style:type="left" style:position="0in"/>
        </style:tab-stops>
      </style:paragraph-properties>
    </style:style>
    <style:style style:name="P48" style:parent-style-name="Textbody" style:list-style-name="LFO3" style:family="paragraph">
      <style:paragraph-properties fo:margin-left="0.9923in">
        <style:tab-stops>
          <style:tab-stop style:type="left" style:position="0in"/>
        </style:tab-stops>
      </style:paragraph-properties>
    </style:style>
    <style:style style:name="P49" style:parent-style-name="Textbody" style:list-style-name="LFO3" style:family="paragraph">
      <style:paragraph-properties fo:margin-left="0.9923in">
        <style:tab-stops>
          <style:tab-stop style:type="left" style:position="0in"/>
        </style:tab-stops>
      </style:paragraph-properties>
    </style:style>
    <style:style style:name="P50" style:parent-style-name="Textbody" style:list-style-name="LFO3" style:family="paragraph">
      <style:paragraph-properties fo:margin-left="0.9923in">
        <style:tab-stops>
          <style:tab-stop style:type="left" style:position="0in"/>
        </style:tab-stops>
      </style:paragraph-properties>
    </style:style>
    <style:style style:name="P51" style:parent-style-name="Textbody" style:list-style-name="LFO3" style:family="paragraph">
      <style:paragraph-properties fo:margin-left="1.4923in">
        <style:tab-stops>
          <style:tab-stop style:type="left" style:position="0in"/>
        </style:tab-stops>
      </style:paragraph-properties>
    </style:style>
    <style:style style:name="P52" style:parent-style-name="Textbody" style:list-style-name="LFO3" style:family="paragraph">
      <style:paragraph-properties fo:margin-left="1.4923in">
        <style:tab-stops>
          <style:tab-stop style:type="left" style:position="0in"/>
        </style:tab-stops>
      </style:paragraph-properties>
    </style:style>
    <style:style style:name="P53" style:parent-style-name="Textbody" style:list-style-name="LFO3" style:family="paragraph">
      <style:paragraph-properties fo:margin-left="1.4923in">
        <style:tab-stops>
          <style:tab-stop style:type="left" style:position="0in"/>
        </style:tab-stops>
      </style:paragraph-properties>
    </style:style>
    <style:style style:name="P54" style:parent-style-name="Textbody" style:list-style-name="LFO3" style:family="paragraph">
      <style:paragraph-properties fo:margin-left="1.4923in">
        <style:tab-stops>
          <style:tab-stop style:type="left" style:position="0in"/>
        </style:tab-stops>
      </style:paragraph-properties>
    </style:style>
    <style:style style:name="P55" style:parent-style-name="Textbody" style:list-style-name="LFO3" style:family="paragraph">
      <style:paragraph-properties fo:margin-left="1.4923in">
        <style:tab-stops>
          <style:tab-stop style:type="left" style:position="0in"/>
        </style:tab-stops>
      </style:paragraph-properties>
    </style:style>
    <style:style style:name="P56" style:parent-style-name="Título2" style:family="paragraph">
      <style:paragraph-properties fo:text-align="justify" fo:margin-top="0in" fo:margin-bottom="0.0395in"/>
    </style:style>
    <style:style style:name="T57" style:parent-style-name="StrongEmphasis" style:family="text">
      <style:text-properties style:font-name="Arial"/>
    </style:style>
    <style:style style:name="P58" style:parent-style-name="Título3" style:family="paragraph">
      <style:paragraph-properties fo:text-align="justify" fo:margin-top="0in" fo:margin-bottom="0.0395in"/>
    </style:style>
    <style:style style:name="T59" style:parent-style-name="StrongEmphasis" style:family="text">
      <style:text-properties style:font-name="Arial"/>
    </style:style>
    <style:style style:name="P60" style:parent-style-name="Textbody" style:list-style-name="LFO4" style:family="paragraph"/>
    <style:style style:name="T61" style:parent-style-name="Fonteparág.padrão" style:family="text">
      <style:text-properties fo:font-weight="bold" style:font-weight-asian="bold" style:font-weight-complex="bold"/>
    </style:style>
    <style:style style:name="P62" style:parent-style-name="Textbody" style:list-style-name="LFO4" style:family="paragraph"/>
    <style:style style:name="T63" style:parent-style-name="Fonteparág.padrão" style:family="text">
      <style:text-properties fo:font-weight="bold" style:font-weight-asian="bold" style:font-weight-complex="bold"/>
    </style:style>
    <style:style style:name="P64" style:parent-style-name="Título3" style:family="paragraph">
      <style:paragraph-properties fo:text-align="justify" fo:margin-top="0in" fo:margin-bottom="0.0395in"/>
    </style:style>
    <style:style style:name="T65" style:parent-style-name="StrongEmphasis" style:family="text">
      <style:text-properties style:font-name="Arial"/>
    </style:style>
    <style:style style:name="P66" style:parent-style-name="Textbody" style:list-style-name="LFO5" style:family="paragraph"/>
    <style:style style:name="T67" style:parent-style-name="Fonteparág.padrão" style:family="text">
      <style:text-properties fo:font-weight="bold" style:font-weight-asian="bold" style:font-weight-complex="bold"/>
    </style:style>
    <style:style style:name="P68" style:parent-style-name="Textbody" style:list-style-name="LFO5" style:family="paragraph"/>
    <style:style style:name="T69" style:parent-style-name="Fonteparág.padrão" style:family="text">
      <style:text-properties fo:font-weight="bold" style:font-weight-asian="bold" style:font-weight-complex="bold"/>
    </style:style>
    <style:style style:name="P70" style:parent-style-name="Textbody" style:list-style-name="LFO5" style:family="paragraph"/>
    <style:style style:name="T71" style:parent-style-name="Fonteparág.padrão" style:family="text">
      <style:text-properties fo:font-weight="bold" style:font-weight-asian="bold" style:font-weight-complex="bold"/>
    </style:style>
    <style:style style:name="P72" style:parent-style-name="Textbody" style:list-style-name="LFO5" style:family="paragraph"/>
    <style:style style:name="T73" style:parent-style-name="Fonteparág.padrão" style:family="text">
      <style:text-properties fo:font-weight="bold" style:font-weight-asian="bold" style:font-weight-complex="bold"/>
    </style:style>
    <style:style style:name="P74" style:parent-style-name="Título3" style:family="paragraph">
      <style:paragraph-properties fo:text-align="justify" fo:margin-top="0in" fo:margin-bottom="0.0395in"/>
    </style:style>
    <style:style style:name="T75" style:parent-style-name="StrongEmphasis" style:family="text">
      <style:text-properties style:font-name="Arial"/>
    </style:style>
    <style:style style:name="P76" style:parent-style-name="Textbody" style:list-style-name="LFO6" style:family="paragraph"/>
    <style:style style:name="T77" style:parent-style-name="Fonteparág.padrão" style:family="text">
      <style:text-properties fo:font-weight="bold" style:font-weight-asian="bold" style:font-weight-complex="bold"/>
    </style:style>
    <style:style style:name="P78" style:parent-style-name="Textbody" style:list-style-name="LFO6" style:family="paragraph"/>
    <style:style style:name="T79" style:parent-style-name="Fonteparág.padrão" style:family="text">
      <style:text-properties fo:font-weight="bold" style:font-weight-asian="bold" style:font-weight-complex="bold"/>
    </style:style>
    <style:style style:name="P80" style:parent-style-name="Textbody" style:list-style-name="LFO6" style:family="paragraph"/>
    <style:style style:name="T81" style:parent-style-name="Fonteparág.padrão" style:family="text">
      <style:text-properties fo:font-weight="bold" style:font-weight-asian="bold" style:font-weight-complex="bold"/>
    </style:style>
    <style:style style:name="P82" style:parent-style-name="Textbody" style:list-style-name="LFO6" style:family="paragraph"/>
    <style:style style:name="T83" style:parent-style-name="Fonteparág.padrão" style:family="text">
      <style:text-properties fo:font-weight="bold" style:font-weight-asian="bold" style:font-weight-complex="bold"/>
    </style:style>
    <style:style style:name="P84" style:parent-style-name="Título2" style:family="paragraph">
      <style:paragraph-properties fo:text-align="justify" fo:margin-top="0in" fo:margin-bottom="0.0395in"/>
    </style:style>
    <style:style style:name="T85" style:parent-style-name="StrongEmphasis" style:family="text">
      <style:text-properties style:font-name="Arial"/>
    </style:style>
    <style:style style:name="P86" style:parent-style-name="Título3" style:family="paragraph">
      <style:paragraph-properties fo:text-align="justify" fo:margin-top="0in" fo:margin-bottom="0.0395in"/>
    </style:style>
    <style:style style:name="T87" style:parent-style-name="StrongEmphasis" style:family="text">
      <style:text-properties style:font-name="Arial"/>
    </style:style>
    <style:style style:name="P88" style:parent-style-name="Textbody" style:list-style-name="LFO7" style:family="paragraph"/>
    <style:style style:name="T89" style:parent-style-name="Fonteparág.padrão" style:family="text">
      <style:text-properties fo:font-weight="bold" style:font-weight-asian="bold" style:font-weight-complex="bold"/>
    </style:style>
    <style:style style:name="P90" style:parent-style-name="Textbody" style:list-style-name="LFO7" style:family="paragraph"/>
    <style:style style:name="P91" style:parent-style-name="Título3" style:family="paragraph">
      <style:paragraph-properties fo:text-align="justify" fo:margin-top="0in" fo:margin-bottom="0.0395in"/>
    </style:style>
    <style:style style:name="T92" style:parent-style-name="StrongEmphasis" style:family="text">
      <style:text-properties style:font-name="Arial"/>
    </style:style>
    <style:style style:name="P93" style:parent-style-name="Textbody" style:list-style-name="LFO8" style:family="paragraph"/>
    <style:style style:name="P94" style:parent-style-name="Textbody" style:list-style-name="LFO8" style:family="paragraph"/>
    <style:style style:name="P95" style:parent-style-name="Textbody" style:list-style-name="LFO8" style:family="paragraph"/>
    <style:style style:name="P96" style:parent-style-name="Textbody" style:list-style-name="LFO8" style:family="paragraph"/>
    <style:style style:name="P97" style:parent-style-name="Textbody" style:list-style-name="LFO8" style:family="paragraph"/>
    <style:style style:name="P98" style:parent-style-name="Textbody" style:list-style-name="LFO8" style:family="paragraph"/>
    <style:style style:name="P99" style:parent-style-name="Textbody" style:list-style-name="LFO8" style:family="paragraph"/>
    <style:style style:name="P100" style:parent-style-name="Textbody" style:list-style-name="LFO8" style:family="paragraph"/>
    <style:style style:name="P101" style:parent-style-name="Textbody" style:list-style-name="LFO8" style:family="paragraph"/>
    <style:style style:name="P102" style:parent-style-name="Título2" style:family="paragraph">
      <style:paragraph-properties fo:text-align="justify" fo:margin-top="0in" fo:margin-bottom="0.0395in"/>
    </style:style>
    <style:style style:name="T103" style:parent-style-name="StrongEmphasis" style:family="text">
      <style:text-properties style:font-name="Arial"/>
    </style:style>
    <style:style style:name="P104" style:parent-style-name="Textbody" style:list-style-name="LFO9" style:family="paragraph"/>
    <style:style style:name="P105" style:parent-style-name="Textbody" style:list-style-name="LFO9" style:family="paragraph"/>
    <style:style style:name="P106" style:parent-style-name="Textbody" style:list-style-name="LFO9" style:family="paragraph"/>
    <style:style style:name="P107" style:parent-style-name="Textbody" style:list-style-name="LFO9" style:family="paragraph"/>
    <style:style style:name="P108" style:parent-style-name="Textbody" style:list-style-name="LFO9" style:family="paragraph"/>
    <style:style style:name="P109" style:parent-style-name="Textbody" style:list-style-name="LFO9" style:family="paragraph"/>
    <style:style style:name="P110" style:parent-style-name="Textbody" style:list-style-name="LFO9" style:family="paragraph"/>
    <style:style style:name="P111" style:parent-style-name="Título2" style:family="paragraph">
      <style:paragraph-properties fo:text-align="justify" fo:margin-top="0in" fo:margin-bottom="0.0395in"/>
    </style:style>
    <style:style style:name="T112" style:parent-style-name="StrongEmphasis" style:family="text">
      <style:text-properties style:font-name="Arial"/>
    </style:style>
    <style:style style:name="P113" style:parent-style-name="Textbody" style:list-style-name="LFO10" style:family="paragraph"/>
    <style:style style:name="P114" style:parent-style-name="Textbody" style:list-style-name="LFO10" style:family="paragraph"/>
    <style:style style:name="P115" style:parent-style-name="Textbody" style:list-style-name="LFO10" style:family="paragraph"/>
    <style:style style:name="P116" style:parent-style-name="Textbody" style:list-style-name="LFO10" style:family="paragraph"/>
    <style:style style:name="P117" style:parent-style-name="Textbody" style:list-style-name="LFO10" style:family="paragraph"/>
    <style:style style:name="P118" style:parent-style-name="Textbody" style:list-style-name="LFO10" style:family="paragraph"/>
    <style:style style:name="P119" style:parent-style-name="Textbody" style:list-style-name="LFO10" style:family="paragraph"/>
    <style:style style:name="P120" style:parent-style-name="Título2" style:family="paragraph">
      <style:paragraph-properties fo:text-align="justify" fo:margin-top="0in" fo:margin-bottom="0.0395in"/>
    </style:style>
    <style:style style:name="T121" style:parent-style-name="StrongEmphasis" style:family="text">
      <style:text-properties style:font-name="Arial"/>
    </style:style>
    <style:style style:name="P122" style:parent-style-name="Textbody" style:list-style-name="LFO11" style:family="paragraph"/>
    <style:style style:name="P123" style:parent-style-name="Textbody" style:list-style-name="LFO11" style:family="paragraph"/>
    <style:style style:name="P124" style:parent-style-name="Textbody" style:list-style-name="LFO11" style:family="paragraph"/>
  </office:automatic-styles>
  <office:body>
    <office:text text:use-soft-page-breaks="true">
      <text:h text:style-name="P1" text:outline-level="1"><text:span text:style-name="T2">Documentação da Infraestrutura IoT</text:span></text:h>
      <text:p text:style-name="P3"/>
      <text:p text:style-name="P4"><text:bookmark-start text:name="_Hlk193812145"/><text:span text:style-name="T5">Projeto:</text:span><text:span text:style-name="T6"><text:s/></text:span><text:span text:style-name="T7">Agricultura Vertical</text:span></text:p>
      <text:p text:style-name="P8"><text:span text:style-name="T9">Equipe:</text:span><text:span text:style-name="T10"><text:s/></text:span><text:span text:style-name="T11">André Ricartes</text:span><text:span text:style-name="T12"><text:line-break/></text:span><text:span text:style-name="T13">Data:</text:span><text:span text:style-name="T14"><text:s/></text:span><text:span text:style-name="T15">25-03-2025</text:span><text:span text:style-name="T16"><text:line-break/></text:span><text:span text:style-name="T17">Versão:</text:span><text:span text:style-name="T18"><text:s/></text:span><text:span text:style-name="T19">1.0</text:span></text:p>
      <text:h text:style-name="P20" text:outline-level="2"><text:bookmark-end text:name="_Hlk193812145"/></text:h>
      <text:list text:style-name="LFO1" text:continue-numbering="true">
        <text:list-item>
          <text:p text:style-name="P21"><text:span text:style-name="T22">Introdução</text:span></text:p>
        </text:list-item>
      </text:list>
      <text:p text:style-name="P23">O projeto de Agricultura Vertical utiliza tecnologia IoT para criar um sistema de monitoramento e controle automatizado para hidroponia caseira. Este sistema permite o cultivo eficiente de plantas em ambientes urbanos com espaço limitado, utilizando sensores para monitorar parâmetros críticos como temperatura, pH, condutividade elétrica (TDS), oxigênio dissolvido e umidade. A solução visa otimizar o crescimento das plantas e o uso de recursos, reduzindo o desperdício de água e nutrientes enquanto proporciona alimentos frescos e saudáveis em ambientes urbanos.</text:p>
      <text:h text:style-name="P24" text:outline-level="2"><text:span text:style-name="T25">2. Hardware</text:span></text:h>
      <text:h text:style-name="P26" text:outline-level="3"><text:span text:style-name="T27"><text:tab/>2.1 Dispositivos IoT</text:span></text:h>
      <text:list text:style-name="LFO2" text:continue-numbering="true">
        <text:list-item>
          <text:p text:style-name="P28"><text:span text:style-name="T29">Microcontrolador</text:span>: ESP32 (principal unidade de processamento)</text:p>
        </text:list-item>
        <text:list-item>
          <text:p text:style-name="P30"><text:span text:style-name="T31">Microcontrolador</text:span>:<text:s/>ESP8266</text:p>
        </text:list-item>
        <text:list-item>
          <text:p text:style-name="P32"><text:span text:style-name="T33">Sensores</text:span>:</text:p>
          <text:list text:continue-numbering="true">
            <text:list-item>
              <text:p text:style-name="P34">DS18B20: Sensor de temperatura à prova d'água para solução nutritiva</text:p>
            </text:list-item>
            <text:list-item>
              <text:p text:style-name="P35">Sensor TDS: Medição de condutividade elétrica/sólidos dissolvidos totais</text:p>
            </text:list-item>
            <text:list-item>
              <text:p text:style-name="P36">Sensor de pH: Monitoramento da acidez da solução nutritiva</text:p>
            </text:list-item>
            <text:list-item>
              <text:p text:style-name="P37">Sensor DO (Dissolved Oxygen): Detecção de oxigênio dissolvido na água<text:s/>(ainda não implementado)</text:p>
            </text:list-item>
            <text:list-item>
              <text:p text:style-name="P38">DHT11: Sensor de temperatura e umidade ambiente</text:p>
            </text:list-item>
          </text:list>
        </text:list-item>
        <text:list-item>
          <text:p text:style-name="P39"><text:span text:style-name="T40">Display</text:span>: OLED SSD1306 128x64 pixels para visualização local dos dados</text:p>
        </text:list-item>
        <text:list-item>
          <text:p text:style-name="P41"><text:span text:style-name="T42">Módulo de comunicação</text:span>: LoRa para transmissão de dados sem fio de longo alcance</text:p>
        </text:list-item>
      </text:list>
      <text:p text:style-name="Textbody"/>
      <text:h text:style-name="P43" text:outline-level="3"><text:span text:style-name="T44"><text:tab/>2.2 Especificação de Montagem</text:span></text:h>
      <text:p text:style-name="P45">A montagem do sistema hidropônico vertical requer:</text:p>
      <text:list text:style-name="LFO3" text:continue-numbering="true">
        <text:list-item>
          <text:p text:style-name="P46">Estrutura vertical em PVC com canos dispostos em formato de zig-zag para garantir a circulação da água por gravidade</text:p>
        </text:list-item>
        <text:list-item>
          <text:p text:style-name="P47">Reservatório para solução nutritiva (preferencialmente de fibra de vidro ou plástico)</text:p>
        </text:list-item>
        <text:list-item>
          <text:p text:style-name="P48">Bomba d'água dimensionada conforme a altura e distância do cano mais alto</text:p>
        </text:list-item>
        <text:list-item>
          <text:p text:style-name="P49">Sistema de oxigenação para garantir níveis adequados de oxigênio na solução</text:p>
        </text:list-item>
        <text:list-item>
          <text:p text:style-name="P50">Conexões dos sensores ao ESP32 conforme definido no código:</text:p>
          <text:list text:continue-numbering="true">
            <text:list-item>
              <text:p text:style-name="P51">ONE_WIRE_BUS (DS18B20): Pino 4</text:p>
            </text:list-item>
            <text:list-item>
              <text:p text:style-name="P52">TDS_PIN: Pino 34 (analógico)</text:p>
            </text:list-item>
            <text:list-item>
              <text:p text:style-name="P53">PH_PIN: Pino 35 (analógico)</text:p>
            </text:list-item>
            <text:list-item>
              <text:p text:style-name="P54">DO_PIN: Pino 32</text:p>
            </text:list-item>
            <text:list-item>
              <text:p text:style-name="P55">DHTPIN: Pino 2</text:p>
            </text:list-item>
          </text:list>
        </text:list-item>
      </text:list>
      <text:p text:style-name="Textbody"/>
      <text:h text:style-name="P56" text:outline-level="2"><text:span text:style-name="T57">3. Software</text:span></text:h>
      <text:h text:style-name="P58" text:outline-level="3"><text:span text:style-name="T59"><text:tab/>3.1 Linguagens de Programação</text:span></text:h>
      <text:list text:style-name="LFO4" text:continue-numbering="true">
        <text:list-item>
          <text:p text:style-name="P60"><text:span text:style-name="T61">C++</text:span>: Utilizada para programação do microcontrolador ESP32</text:p>
        </text:list-item>
        <text:list-item>
          <text:p text:style-name="P62"><text:span text:style-name="T63">Arduino Framework</text:span>: Estrutura de programação que simplifica o desenvolvimento para microcontroladores</text:p>
        </text:list-item>
      </text:list>
      <text:p text:style-name="Textbody"/>
      <text:h text:style-name="P64" text:outline-level="3"><text:span text:style-name="T65"><text:tab/>3.2 Plataformas e IDEs</text:span></text:h>
      <text:list text:style-name="LFO5" text:continue-numbering="true">
        <text:list-item>
          <text:p text:style-name="P66"><text:span text:style-name="T67">Arduino IDE</text:span>: Ambiente de desenvolvimento integrado para programação do ESP32</text:p>
        </text:list-item>
        <text:list-item>
          <text:p text:style-name="P68"><text:span text:style-name="T69">Plataforma IoT</text:span>: Sistema baseado em nuvem para coleta, armazenamento e análise dos dados dos sensores<text:s/></text:p>
        </text:list-item>
        <text:list-item>
          <text:p text:style-name="P70"><text:span text:style-name="T71">Dashboard</text:span>:<text:s/>Plataforma responsiva desenvolvida em Html, Css, Java Script e PHP busca os dados enviados para o banco e mostra na tela.</text:p>
        </text:list-item>
        <text:list-item>
          <text:p text:style-name="P72"><text:span text:style-name="T73">Banco de dados MySql</text:span>:<text:s/>Salva os dados lidos pelos sensores.</text:p>
        </text:list-item>
      </text:list>
      <text:p text:style-name="Textbody"/>
      <text:h text:style-name="P74" text:outline-level="3"><text:span text:style-name="T75"><text:tab/>3.3 Protocolos de Comunicação</text:span></text:h>
      <text:list text:style-name="LFO6" text:continue-numbering="true">
        <text:list-item>
          <text:p text:style-name="P76"><text:span text:style-name="T77">SPI (Serial Peripheral Interface)</text:span>: Utilizado para comunicação entre o ESP32 e o módulo LoRa</text:p>
        </text:list-item>
        <text:list-item>
          <text:p text:style-name="P78"><text:span text:style-name="T79">I2C (Inter-Integrated Circuit)</text:span>: Usado para comunicação com o display OLED</text:p>
        </text:list-item>
        <text:list-item>
          <text:p text:style-name="P80"><text:span text:style-name="T81">OneWire</text:span>: Protocolo utilizado para comunicação com o sensor de temperatura DS18B20</text:p>
        </text:list-item>
        <text:list-item>
          <text:p text:style-name="P82"><text:span text:style-name="T83">LoRa (Long Range)</text:span>: Protocolo de comunicação sem fio de longo alcance e baixo consumo energético</text:p>
        </text:list-item>
      </text:list>
      <text:p text:style-name="Textbody"/>
      <text:h text:style-name="P84" text:outline-level="2"><text:span text:style-name="T85">4. Conectividade</text:span></text:h>
      <text:h text:style-name="P86" text:outline-level="3"><text:span text:style-name="T87"><text:tab/>4.1 Tipo de Conexão</text:span></text:h>
      <text:list text:style-name="LFO7" text:continue-numbering="true">
        <text:list-item>
          <text:p text:style-name="P88"><text:span text:style-name="T89">LoRa (Long Range)</text:span>: O sistema utiliza comunicação LoRa na frequência de 433MHz, ideal para o agronegócio devido ao seu longo alcance (até 10km em áreas rurais) e baixo consumo de energia</text:p>
        </text:list-item>
        <text:list-item>
          <text:p text:style-name="P90">A tecnologia LoRa permite a comunicação a longas distâncias a partir de radiofrequência, sendo mais adequada que protocolos como ZigBee e Bluetooth para aplicações agrícolas</text:p>
        </text:list-item>
      </text:list>
      <text:p text:style-name="Textbody"/>
      <text:h text:style-name="P91" text:outline-level="3"><text:span text:style-name="T92"><text:tab/>4.2 Configuração da Rede</text:span></text:h>
      <text:list text:style-name="LFO8" text:continue-numbering="true">
        <text:list-item>
          <text:p text:style-name="P93">O sistema está configurado para operar na frequência de 433MHz (LORA_FREQUENCY = 433E6)</text:p>
        </text:list-item>
        <text:list-item>
          <text:p text:style-name="P94">Utiliza pinos específicos do ESP32 para comunicação SPI com o módulo LoRa:</text:p>
          <text:list text:continue-numbering="true">
            <text:list-item>
              <text:p text:style-name="P95">MISO: Pino 19</text:p>
            </text:list-item>
            <text:list-item>
              <text:p text:style-name="P96">MOSI: Pino 23</text:p>
            </text:list-item>
            <text:list-item>
              <text:p text:style-name="P97">SCK: Pino 18</text:p>
            </text:list-item>
            <text:list-item>
              <text:p text:style-name="P98">CS: Pino 5</text:p>
            </text:list-item>
            <text:list-item>
              <text:p text:style-name="P99">RST: Pino 16</text:p>
            </text:list-item>
            <text:list-item>
              <text:p text:style-name="P100">DIO0: Pino 13</text:p>
            </text:list-item>
          </text:list>
        </text:list-item>
        <text:list-item>
          <text:p text:style-name="P101">Os dados são transmitidos em formato de string com valores separados por vírgula</text:p>
        </text:list-item>
      </text:list>
      <text:p text:style-name="Textbody"/>
      <text:h text:style-name="P102" text:outline-level="2"><text:span text:style-name="T103">5. Armazenamento e Processamento de Dados</text:span></text:h>
      <text:list text:style-name="LFO9" text:continue-numbering="true">
        <text:list-item>
          <text:p text:style-name="P104">O sistema coleta dados dos sensores a cada 2 segundos (DELAY_MS = 2000)</text:p>
        </text:list-item>
        <text:list-item>
          <text:p text:style-name="P105">Processamento local no ESP32 para:</text:p>
          <text:list text:continue-numbering="true">
            <text:list-item>
              <text:p text:style-name="P106">Compensação de temperatura nas leituras de TDS</text:p>
            </text:list-item>
            <text:list-item>
              <text:p text:style-name="P107">Conversão de valores analógicos para unidades apropriadas (pH, ppm)</text:p>
            </text:list-item>
            <text:list-item>
              <text:p text:style-name="P108">Formatação dos dados para exibição no display OLED</text:p>
            </text:list-item>
          </text:list>
        </text:list-item>
        <text:list-item>
          <text:p text:style-name="P109">Os dados são enviados via LoRa para um gateway ou receptor central (não detalhado no código)</text:p>
        </text:list-item>
        <text:list-item>
          <text:p text:style-name="P110">Para implementação completa, seria necessário um sistema de armazenamento em nuvem e uma plataforma para análise e visualização dos dados históricos</text:p>
        </text:list-item>
      </text:list>
      <text:p text:style-name="Textbody"/>
      <text:h text:style-name="P111" text:outline-level="2"><text:span text:style-name="T112">6. Segurança e Controle de Acesso</text:span></text:h>
      <text:list text:style-name="LFO10" text:continue-numbering="true">
        <text:list-item>
          <text:p text:style-name="P113">O código atual não implementa medidas de segurança específicas para a comunicação LoRa</text:p>
        </text:list-item>
        <text:list-item>
          <text:p text:style-name="P114">Para uma implementação robusta, recomenda-se:</text:p>
          <text:list text:continue-numbering="true">
            <text:list-item>
              <text:p text:style-name="P115">Criptografia dos dados transmitidos via LoRa</text:p>
            </text:list-item>
            <text:list-item>
              <text:p text:style-name="P116">Autenticação para acesso ao sistema de controle</text:p>
            </text:list-item>
            <text:list-item>
              <text:p text:style-name="P117">Implementação de controle de acesso físico ao equipamento, especialmente em instalações comerciais</text:p>
            </text:list-item>
            <text:list-item>
              <text:p text:style-name="P118">Backup regular dos dados coletados</text:p>
            </text:list-item>
            <text:list-item>
              <text:p text:style-name="P119">Monitoramento de tentativas de acesso não autorizado</text:p>
            </text:list-item>
          </text:list>
        </text:list-item>
      </text:list>
      <text:p text:style-name="Textbody"/>
      <text:h text:style-name="P120" text:outline-level="2"><text:span text:style-name="T121">7. Considerações Finais</text:span></text:h>
      <text:p text:style-name="Textbody">O sistema de Agricultura Vertical proposto representa uma solução tecnológica avançada para o cultivo hidropônico em ambientes urbanos. A combinação de sensores precisos, comunicação LoRa e processamento local permite um monitoramento eficiente dos parâmetros críticos para o crescimento saudável das plantas.</text:p>
      <text:p text:style-name="Textbody">Para implementação completa, recomenda-se:</text:p>
      <text:list text:style-name="LFO11" text:continue-numbering="true">
        <text:list-item>
          <text:p text:style-name="P122">Implementação de algoritmos de aprendizado de máquina para otimização automática das condições de cultivo</text:p>
        </text:list-item>
        <text:list-item>
          <text:p text:style-name="P123">Adição de atuadores para controle automático de pH, nutrientes e oxigenação</text:p>
        </text:list-item>
        <text:list-item>
          <text:p text:style-name="P124">Integração com sistemas de previsão meteorológica para ajustes proativos</text:p>
        </text:list-item>
      </text:list>
      <text:p text:style-name="Textbody">Este projeto demonstra como a Internet das Coisas pode ser aplicada para otimizar a produção de alimentos em espaços urbanos, contribuindo para a sustentabilidade e segurança alimentar nas cidades do futuro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font-size="12pt" style:font-size-asian="12pt" style:font-size-complex="12pt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font-size="10pt" style:font-size-asian="10pt" style:font-size-complex="10pt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é Ricartes</meta:initial-creator>
    <dc:creator>André Ricartes</dc:creator>
    <meta:creation-date>2025-03-18T18:08:00Z</meta:creation-date>
    <dc:date>2025-03-25T20:07:00Z</dc:date>
    <meta:template xlink:href="Normal" xlink:type="simple"/>
    <meta:editing-cycles>2</meta:editing-cycles>
    <meta:editing-duration>PT2460S</meta:editing-duration>
    <meta:document-statistic meta:page-count="4" meta:paragraph-count="10" meta:word-count="860" meta:character-count="5497" meta:row-count="38" meta:non-whitespace-character-count="4647"/>
  </office:meta>
</office:document-meta>
</file>